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3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4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2pt" fo:text-shadow="none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align="center" fo:text-indent="0cm"/>
      <style:text-properties fo:font-size="36pt"/>
    </style:style>
    <style:style style:name="P7" style:family="paragraph">
      <loext:graphic-properties draw:fill="none" draw:fill-color="#ffffff"/>
      <style:paragraph-properties fo:margin-left="0.318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9" style:family="paragraph">
      <style:paragraph-properties fo:margin-left="0.318cm" fo:margin-right="0cm" fo:text-align="center" fo:text-indent="0cm"/>
      <style:text-properties fo:font-size="26pt"/>
    </style:style>
    <style:style style:name="P10" style:family="paragraph">
      <style:paragraph-properties fo:margin-left="0.318cm" fo:margin-right="0cm" fo:text-indent="0cm"/>
      <style:text-properties fo:font-size="26pt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16pt" fo:text-shadow="1pt 1pt" style:font-size-asian="16pt" style:font-size-complex="1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879</text:span></text:p>
            <text:p text:style-name="P1"><text:span text:style-name="T2">“</text:span><text:span text:style-name="T2">Stay with 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742cm" svg:height="7.766cm" svg:x="1.42cm" svg:y="0.87cm">
          <draw:text-box>
            <text:p text:style-name="P4"><text:span text:style-name="T3">1. </text:span><text:span text:style-name="T4">Stay with us, till night has come:</text:span><text:span text:style-name="T4"><text:line-break/></text:span><text:span text:style-name="T4">Our praise to You this day be sung.</text:span><text:span text:style-name="T4"><text:line-break/></text:span><text:span text:style-name="T4">Bless our bread, Open our eyes:</text:span><text:span text:style-name="T4"><text:line-break/></text:span><text:span text:style-name="T4">Jesus, be our great surpri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5.146cm" svg:height="7.766cm" svg:x="1.42cm" svg:y="0.487cm">
          <draw:text-box>
            <text:p text:style-name="P4"><text:span text:style-name="T3">2. </text:span><text:span text:style-name="T4">Walk with us, our spirits sigh:</text:span><text:span text:style-name="T4"><text:line-break/></text:span><text:span text:style-name="T4">Hear when our weary spirits cry,</text:span><text:span text:style-name="T4"><text:line-break/></text:span><text:span text:style-name="T4">Feel again <text:s/>Our loss, our pain:</text:span><text:span text:style-name="T4"><text:line-break/></text:span><text:span text:style-name="T4">Jesus, take us to Your s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7" draw:layer="layout" svg:width="24.638cm" svg:height="8.981cm" svg:x="1.524cm" svg:y="0.925cm">
          <draw:text-box>
            <text:p text:style-name="P6"><text:span text:style-name="T3">3. </text:span><text:span text:style-name="T4">Walk with us, the road will bend:</text:span><text:span text:style-name="T4"><text:line-break/></text:span><text:span text:style-name="T4">Make all our weeping, wailing end.</text:span><text:span text:style-name="T4"><text:line-break/></text:span><text:span text:style-name="T4">Wipe our tears, <text:s/>Forgive our fears:</text:span><text:span text:style-name="T4"><text:line-break/></text:span><text:span text:style-name="T4">Jesus, lift the heavy cr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638cm" svg:height="7.766cm" svg:x="1.524cm" svg:y="0.87cm">
          <draw:text-box>
            <text:p text:style-name="P4"><text:span text:style-name="T3">4. </text:span><text:span text:style-name="T4">Talk with us, till we behold</text:span><text:span text:style-name="T4"><text:line-break/></text:span><text:span text:style-name="T4">A joyful life You will unfold:</text:span><text:span text:style-name="T4"><text:line-break/></text:span><text:span text:style-name="T4">Heal our eyes <text:s/>To see the prize:</text:span><text:span text:style-name="T4"><text:line-break/></text:span><text:span text:style-name="T4">Jesus, take us to the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5" draw:text-style-name="P11" draw:layer="layout" svg:width="24.996cm" svg:height="13.77cm" svg:x="1.42cm" svg:y="0.487cm">
          <draw:text-box>
            <text:p text:style-name="P8"><text:span text:style-name="T3">5. </text:span><text:span text:style-name="T4">Stay with us, till day is done:</text:span><text:span text:style-name="T4"><text:line-break/></text:span><text:span text:style-name="T4">No tears nor dark shall dim the sun.</text:span><text:span text:style-name="T4"><text:line-break/></text:span><text:span text:style-name="T4">Cheer the heart, <text:s/>Your grace impart:</text:span><text:span text:style-name="T4"><text:line-break/></text:span><text:span text:style-name="T4">Jesus, bring eternal life.</text:span></text:p>
            <text:p text:style-name="P9"><text:span text:style-name="T5"><text:line-break/></text:span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>© 1990 Concordia Publishing House. </text:span></text:p>
            <text:p text:style-name="P10"><text:span text:style-name="T6">Used by permission:</text:span></text:p>
            <text:p text:style-name="P10"><text:span text:style-name="T6">LSB Hymn License </text:span></text:p>
            <text:p text:style-name="P10"><text:span text:style-name="T6">.NET, no. 100011038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21:02:29.929000000</meta:creation-date>
    <dc:date>2019-04-02T12:43:34.014000000</dc:date>
    <meta:editing-duration>PT20M2S</meta:editing-duration>
    <meta:editing-cycles>4</meta:editing-cycles>
    <meta:generator>LibreOffice/6.1.5.2$Windows_X86_64 LibreOffice_project/90f8dcf33c87b3705e78202e3df5142b201bd805</meta:generator>
    <meta:document-statistic meta:object-count="39"/>
  </office:meta>
</office:document-meta>
</file>